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family="paragraph">
      <style:paragraph-properties fo:margin-left="0in">
        <style:tab-stops/>
      </style:paragraph-properties>
    </style:style>
    <style:style style:name="P11" style:parent-style-name="ListParagraph" style:list-style-name="LFO2" style:family="paragraph"/>
    <style:style style:name="P12" style:parent-style-name="ListParagraph" style:list-style-name="LFO2" style:family="paragraph"/>
    <style:style style:name="P13" style:parent-style-name="ListParagraph" style:list-style-name="LFO2" style:family="paragraph"/>
    <style:style style:name="P14" style:parent-style-name="ListParagraph" style:list-style-name="LFO2" style:family="paragraph"/>
    <style:style style:name="P15" style:parent-style-name="ListParagraph" style:list-style-name="LFO2" style:family="paragraph"/>
    <style:style style:name="P16" style:parent-style-name="ListParagraph" style:list-style-name="LFO2" style:family="paragraph"/>
    <style:style style:name="P17" style:parent-style-name="ListParagraph" style:list-style-name="LFO3" style:family="paragraph"/>
    <style:style style:name="P18" style:parent-style-name="ListParagraph" style:list-style-name="LFO3" style:family="paragraph"/>
    <style:style style:name="P19" style:parent-style-name="ListParagraph" style:list-style-name="LFO3" style:family="paragraph"/>
    <style:style style:name="P20" style:parent-style-name="Normal" style:family="paragraph">
      <style:paragraph-properties fo:margin-left="0.25in">
        <style:tab-stops/>
      </style:paragraph-properties>
    </style:style>
    <style:style style:name="P21" style:parent-style-name="ListParagraph" style:list-style-name="LFO4" style:family="paragraph"/>
    <style:style style:name="P22" style:parent-style-name="ListParagraph" style:list-style-name="LFO4" style:family="paragraph"/>
    <style:style style:name="P23" style:parent-style-name="ListParagraph" style:list-style-name="LFO4" style:family="paragraph"/>
    <style:style style:name="P24" style:parent-style-name="ListParagraph" style:list-style-name="LFO4" style:family="paragraph"/>
  </office:automatic-styles>
  <office:body>
    <office:text text:use-soft-page-breaks="true">
      <text:p text:style-name="P1">Base Mission Architecture</text:p>
      <text:list text:style-name="LFO1" text:continue-numbering="true">
        <text:list-item>
          <text:p text:style-name="P2">Depart<text:s/>ISS in Low Earth Orbit(LEO),<text:s/><text:s/>use Hohmann transfer orbit to travel to Mars.</text:p>
        </text:list-item>
        <text:list-item>
          <text:p text:style-name="P3">Arrive at elliptical orbit around Mars after (8?) months.</text:p>
        </text:list-item>
        <text:list-item>
          <text:p text:style-name="P4">Crew departs in lander. Lands on Mars.</text:p>
        </text:list-item>
        <text:list-item>
          <text:p text:style-name="P5">Using aerobraking,<text:s/>unoccupied vehicle<text:s/>circularizes<text:s/>orbit over time.</text:p>
        </text:list-item>
        <text:list-item>
          <text:p text:style-name="P6">Crew ascends in lander, <text:s/>rendezvousing with vehicle in roughly circular orbit.</text:p>
        </text:list-item>
        <text:list-item>
          <text:p text:style-name="P7">Depart Mars, leaving lander behind. (Preferably attached to an adapter to help maintain its viability for future use.)</text:p>
        </text:list-item>
        <text:list-item>
          <text:p text:style-name="P8">Arrive at<text:s/>elliptical orbit Earth about (8?) months later.</text:p>
        </text:list-item>
        <text:list-item>
          <text:p text:style-name="P9">Use<text:s/>aerobraking<text:s/>(accelerated, compared to Mars-vicinity maneuver)<text:s/>to circularize Earth orbit to rendezvous with ISS.</text:p>
        </text:list-item>
      </text:list>
      <text:p text:style-name="ListParagraph"/>
      <text:p text:style-name="P10">Crew</text:p>
      <text:list text:style-name="LFO2" text:continue-numbering="true">
        <text:list-item>
          <text:p text:style-name="P11">First Pilot</text:p>
        </text:list-item>
        <text:list-item>
          <text:p text:style-name="P12">Second Pilot</text:p>
        </text:list-item>
        <text:list-item>
          <text:p text:style-name="P13">First Geologist</text:p>
        </text:list-item>
        <text:list-item>
          <text:p text:style-name="P14">Second Geologist</text:p>
        </text:list-item>
        <text:list-item>
          <text:p text:style-name="P15">Engineer</text:p>
        </text:list-item>
        <text:list-item>
          <text:p text:style-name="P16">Flight Surgeon and Biologist</text:p>
        </text:list-item>
      </text:list>
      <text:p text:style-name="Normal">Roles to be Assigned</text:p>
      <text:list text:style-name="LFO3" text:continue-numbering="true">
        <text:list-item>
          <text:p text:style-name="P17">Commander (Could change based on whether on ship or planet.)</text:p>
        </text:list-item>
        <text:list-item>
          <text:p text:style-name="P18">Chaplain / Psychologist / Morale Officer</text:p>
        </text:list-item>
        <text:list-item>
          <text:p text:style-name="P19">Nutritionist / Cook</text:p>
        </text:list-item>
      </text:list>
      <text:p text:style-name="P20">Comment: Commander has been traditionally a pilot, but doesn’t have to be. Could<text:s/>have different commanders based on whether in flight or on ground. Chaplain and Cook roles could perhaps best be served by Flight Surgeon.</text:p>
      <text:p text:style-name="Normal">Equipment</text:p>
      <text:soft-page-break/>
      <text:list text:style-name="LFO4" text:continue-numbering="true">
        <text:list-item>
          <text:p text:style-name="P21">Mars Lander (est. 35k<text:s/>kgs)</text:p>
        </text:list-item>
        <text:list-item>
          <text:p text:style-name="P22">Mars Habitat</text:p>
        </text:list-item>
        <text:list-item>
          <text:p text:style-name="P23">Scientific Equipment</text:p>
        </text:list-item>
        <text:list-item>
          <text:p text:style-name="P24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arl</meta:initial-creator>
    <dc:creator>Carl</dc:creator>
    <meta:creation-date>2018-05-04T19:17:00Z</meta:creation-date>
    <dc:date>2018-05-06T14:29:00Z</dc:date>
    <meta:template xlink:href="Normal" xlink:type="simple"/>
    <meta:editing-cycles>4</meta:editing-cycles>
    <meta:editing-duration>PT2100S</meta:editing-duration>
    <meta:document-statistic meta:page-count="2" meta:paragraph-count="2" meta:word-count="176" meta:character-count="1182" meta:row-count="8" meta:non-whitespace-character-count="1008"/>
  </office:meta>
</office:document-meta>
</file>